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auto-grow-height="false" fo:min-height="18.751cm" fo:min-width="27.201cm" fo:wrap-option="no-wrap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redeterminado">
        <draw:line draw:style-name="gr1" draw:text-style-name="P1" draw:layer="layout" svg:x1="9.8cm" svg:y1="6.3cm" svg:x2="28.7cm" svg:y2="6.3cm">
          <text:p/>
        </draw:line>
        <draw:line draw:style-name="gr1" draw:text-style-name="P1" draw:layer="layout" svg:x1="9.8cm" svg:y1="13.8cm" svg:x2="28.7cm" svg:y2="13.8cm">
          <text:p/>
        </draw:line>
        <draw:line draw:style-name="gr1" draw:text-style-name="P1" draw:layer="layout" svg:x1="22.9cm" svg:y1="1cm" svg:x2="22.9cm" svg:y2="20cm">
          <text:p/>
        </draw:line>
        <draw:line draw:style-name="gr1" draw:text-style-name="P1" draw:layer="layout" svg:x1="9.8cm" svg:y1="1cm" svg:x2="9.8cm" svg:y2="20cm">
          <text:p/>
        </draw:line>
        <draw:custom-shape draw:style-name="gr2" draw:layer="layout" svg:width="27.7cm" svg:height="19cm" svg:x="1cm" svg:y="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1" draw:text-style-name="P1" draw:layer="layout" svg:x1="1cm" svg:y1="2.3cm" svg:x2="28.7cm" svg:y2="2.3cm">
          <text:p/>
        </draw:line>
        <draw:line draw:style-name="gr1" draw:text-style-name="P1" draw:layer="layout" svg:x1="1cm" svg:y1="17.8cm" svg:x2="28.7cm" svg:y2="17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7T21:43:50.679893463</meta:creation-date>
    <dc:date>2020-05-18T02:57:33.242484274</dc:date>
    <meta:editing-duration>PT3H2M43S</meta:editing-duration>
    <meta:editing-cycles>2</meta:editing-cycles>
    <meta:generator>LibreOffice/6.0.7.3$Linux_X86_64 LibreOffice_project/00m0$Build-3</meta:generator>
    <meta:document-statistic meta:object-count="7"/>
  </office:meta>
</office:document-meta>
</file>